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Experiment #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 test</text:p>
          </table:table-cell>
          <table:table-cell table:style-name="ce1" office:value-type="string" calcext:value-type="string">
            <text:p>5 min</text:p>
          </table:table-cell>
        </table:table-row>
        <table:table-row table:style-name="ro1">
          <table:table-cell office:value-type="string" calcext:value-type="string">
            <text:p>1_ui</text:p>
          </table:table-cell>
          <table:table-cell office:value-type="float" office:value="5" calcext:value-type="float">
            <text:p>5</text:p>
          </table:table-cell>
          <table:table-cell office:value-type="float" office:value="12.602656" calcext:value-type="float">
            <text:p>12.602656</text:p>
          </table:table-cell>
          <table:table-cell table:formula="of:=[.C2]/[.B2]" office:value-type="float" office:value="2.5205312" calcext:value-type="float">
            <text:p>2.5205312</text:p>
          </table:table-cell>
          <table:table-cell table:formula="of:=300/[.D2]" office:value-type="float" office:value="119.022529854024" calcext:value-type="float">
            <text:p>119</text:p>
          </table:table-cell>
        </table:table-row>
        <table:table-row table:style-name="ro1">
          <table:table-cell office:value-type="string" calcext:value-type="string">
            <text:p>2_advanced_ui</text:p>
          </table:table-cell>
          <table:table-cell office:value-type="float" office:value="10" calcext:value-type="float">
            <text:p>10</text:p>
          </table:table-cell>
          <table:table-cell office:value-type="float" office:value="3.175163" calcext:value-type="float">
            <text:p>3.175163</text:p>
          </table:table-cell>
          <table:table-cell table:formula="of:=[.C3]/[.B3]" office:value-type="float" office:value="0.3175163" calcext:value-type="float">
            <text:p>0.3175163</text:p>
          </table:table-cell>
          <table:table-cell table:formula="of:=300/[.D3]" office:value-type="float" office:value="944.833383357012" calcext:value-type="float">
            <text:p>945</text:p>
          </table:table-cell>
        </table:table-row>
        <table:table-row table:style-name="ro1">
          <table:table-cell office:value-type="string" calcext:value-type="string">
            <text:p>3_api</text:p>
          </table:table-cell>
          <table:table-cell office:value-type="float" office:value="100" calcext:value-type="float">
            <text:p>100</text:p>
          </table:table-cell>
          <table:table-cell office:value-type="float" office:value="1.205169" calcext:value-type="float">
            <text:p>1.205169</text:p>
          </table:table-cell>
          <table:table-cell table:formula="of:=[.C4]/[.B4]" office:value-type="float" office:value="0.01205169" calcext:value-type="float">
            <text:p>0.01205169</text:p>
          </table:table-cell>
          <table:table-cell table:formula="of:=300/[.D4]" office:value-type="float" office:value="24892.7743743824" calcext:value-type="float">
            <text:p>24,893</text:p>
          </table:table-cell>
        </table:table-row>
        <table:table-row table:style-name="ro1">
          <table:table-cell office:value-type="string" calcext:value-type="string">
            <text:p>4_integration</text:p>
          </table:table-cell>
          <table:table-cell office:value-type="float" office:value="1000" calcext:value-type="float">
            <text:p>1000</text:p>
          </table:table-cell>
          <table:table-cell office:value-type="float" office:value="5.61286" calcext:value-type="float">
            <text:p>5.61286</text:p>
          </table:table-cell>
          <table:table-cell table:formula="of:=[.C5]/[.B5]" office:value-type="float" office:value="0.00561286" calcext:value-type="float">
            <text:p>0.00561286</text:p>
          </table:table-cell>
          <table:table-cell table:formula="of:=300/[.D5]" office:value-type="float" office:value="53448.6874783978" calcext:value-type="float">
            <text:p>53,449</text:p>
          </table:table-cell>
        </table:table-row>
        <table:table-row table:style-name="ro1">
          <table:table-cell office:value-type="string" calcext:value-type="string">
            <text:p>5_unit</text:p>
          </table:table-cell>
          <table:table-cell office:value-type="float" office:value="10000" calcext:value-type="float">
            <text:p>10000</text:p>
          </table:table-cell>
          <table:table-cell office:value-type="float" office:value="2.111567" calcext:value-type="float">
            <text:p>2.111567</text:p>
          </table:table-cell>
          <table:table-cell table:formula="of:=[.C6]/[.B6]" office:value-type="float" office:value="0.0002111567" calcext:value-type="float">
            <text:p>0.0002111567</text:p>
          </table:table-cell>
          <table:table-cell table:formula="of:=300/[.D6]" office:value-type="float" office:value="1420745.82525679" calcext:value-type="float">
            <text:p>1,420,746</text:p>
          </table:table-cell>
        </table:table-row>
        <table:table-row table:style-name="ro1" table:number-rows-repeated="2"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Jasmine</text:p>
          </table:table-cell>
          <table:table-cell office:value-type="float" office:value="100" calcext:value-type="float">
            <text:p>100</text:p>
          </table:table-cell>
          <table:table-cell office:value-type="float" office:value="0.876" calcext:value-type="float">
            <text:p>0.876</text:p>
          </table:table-cell>
          <table:table-cell table:formula="of:=[.C9]/[.B9]" office:value-type="float" office:value="0.00876" calcext:value-type="float">
            <text:p>0.00876</text:p>
          </table:table-cell>
          <table:table-cell table:formula="of:=300/[.D9]" office:value-type="float" office:value="34246.5753424658" calcext:value-type="float">
            <text:p>34,247</text:p>
          </table:table-cell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2:31:35.2858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4:17:16.108499000</meta:creation-date>
    <dc:date>2016-11-02T22:31:55.959867000</dc:date>
    <meta:editing-duration>PT11M46S</meta:editing-duration>
    <meta:editing-cycles>5</meta:editing-cycles>
    <meta:generator>LibreOffice/5.0.4.2$MacOSX_X86_64 LibreOffice_project/2b9802c1994aa0b7dc6079e128979269cf95bc78</meta:generator>
    <meta:document-statistic meta:table-count="1" meta:cell-count="35" meta:object-count="0"/>
  </office:meta>
</office:document-meta>
</file>